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10bb41" officeooo:paragraph-rsid="0010bb41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Mono" fo:font-size="20pt" fo:font-weight="bold" officeooo:rsid="0010bb41" officeooo:paragraph-rsid="0010bb41" style:font-size-asian="20pt" style:font-weight-asian="bold" style:font-size-complex="20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0f28d6" officeooo:paragraph-rsid="000f28d6" style:font-size-asian="20pt" style:font-weight-asian="bold" style:font-size-complex="2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8pt" fo:font-weight="normal" officeooo:rsid="003b859a" officeooo:paragraph-rsid="003b859a" style:font-size-asian="18pt" style:font-weight-asian="normal" style:font-size-complex="18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bb6fa0" officeooo:paragraph-rsid="00bb6fa0" style:font-size-asian="14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6pt" officeooo:rsid="0099071e" officeooo:paragraph-rsid="0099071e" style:font-name-asian="NSimSun1" style:font-size-asian="14pt" style:font-name-complex="Liberation Mono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6pt" officeooo:rsid="00ca9a65" officeooo:paragraph-rsid="00ca9a65" style:font-name-asian="NSimSun1" style:font-size-asian="14pt" style:font-name-complex="Liberation Mono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6pt" officeooo:rsid="00305f5c" officeooo:paragraph-rsid="00305f5c" style:font-name-asian="NSimSun1" style:font-size-asian="16pt" style:font-name-complex="Liberation Mono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16pt" officeooo:rsid="00398c8d" officeooo:paragraph-rsid="00a66ca8" style:font-name-asian="NSimSun1" style:font-size-asian="16pt" style:font-name-complex="Liberation Mono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20pt" officeooo:rsid="00c0fdb5" officeooo:paragraph-rsid="00c0fdb5" style:font-name-asian="NSimSun1" style:font-size-asian="20pt" style:font-name-complex="Liberation Mono" style:font-size-complex="20pt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20pt" officeooo:rsid="00c23d3b" officeooo:paragraph-rsid="00c23d3b" style:font-name-asian="NSimSun1" style:font-size-asian="20pt" style:font-name-complex="Liberation Mono" style:font-size-complex="20pt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font-size="20pt" officeooo:rsid="00c49310" officeooo:paragraph-rsid="00c49310" style:font-name-asian="NSimSun1" style:font-size-asian="20pt" style:font-name-complex="Liberation Mono" style:font-size-complex="20pt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font-size="20pt" officeooo:rsid="00c7a807" officeooo:paragraph-rsid="00c7a807" style:font-name-asian="NSimSun1" style:font-size-asian="20pt" style:font-name-complex="Liberation Mono" style:font-size-complex="20pt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font-size="20pt" officeooo:rsid="00c85b36" officeooo:paragraph-rsid="00c85b36" style:font-name-asian="NSimSun1" style:font-size-asian="20pt" style:font-name-complex="Liberation Mono" style:font-size-complex="20pt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font-size="20pt" officeooo:rsid="00c8f01f" officeooo:paragraph-rsid="00c8f01f" style:font-name-asian="NSimSun1" style:font-size-asian="20pt" style:font-name-complex="Liberation Mono" style:font-size-complex="20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20pt" officeooo:rsid="00ca9a65" officeooo:paragraph-rsid="00ca9a65" style:font-name-asian="NSimSun1" style:font-size-asian="20pt" style:font-name-complex="Liberation Mono" style:font-size-complex="20p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20pt" officeooo:rsid="00d0084e" officeooo:paragraph-rsid="00d0084e" style:font-name-asian="NSimSun1" style:font-size-asian="20pt" style:font-name-complex="Liberation Mono" style:font-size-complex="20pt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6pt" officeooo:rsid="002f8bdc" officeooo:paragraph-rsid="002f8bdc" style:font-name-asian="NSimSun1" style:font-size-asian="16pt" style:font-name-complex="Liberation Mono" style:font-size-complex="16pt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6pt" officeooo:rsid="00384c3e" officeooo:paragraph-rsid="00384c3e" style:font-name-asian="NSimSun1" style:font-size-asian="16pt" style:font-name-complex="Liberation Mono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fo:background-color="#1e1e1e" style:font-name-asian="NSimSun1" style:font-size-asian="20pt" style:font-name-complex="Liberation Mono" style:font-size-complex="20pt"/>
    </style:style>
    <style:style style:name="P24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officeooo:paragraph-rsid="00c49813" fo:background-color="#1e1e1e" style:font-name-asian="NSimSun1" style:font-size-asian="20pt" style:font-name-complex="Liberation Mono" style:font-size-complex="20pt"/>
    </style:style>
    <style:style style:name="P25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officeooo:paragraph-rsid="00c901bd" fo:background-color="#1e1e1e" style:font-name-asian="NSimSun1" style:font-size-asian="20pt" style:font-name-complex="Liberation Mono" style:font-size-complex="20pt"/>
    </style:style>
    <style:style style:name="P26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officeooo:rsid="00ca9a65" officeooo:paragraph-rsid="00cd27b7" fo:background-color="#1e1e1e" style:font-name-asian="NSimSun1" style:font-size-asian="14pt" style:font-name-complex="Liberation Mono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Consolas" fo:font-size="10.5pt" officeooo:rsid="00ca9a65" officeooo:paragraph-rsid="00ca9a65" style:font-name-asian="NSimSun1" style:font-size-asian="14pt" style:font-name-complex="Liberation Mono" style:font-size-complex="16pt"/>
    </style:style>
    <style:style style:name="P28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fo:background-color="#1e1e1e" style:font-name-asian="NSimSun1" style:font-size-asian="20pt" style:font-name-complex="Liberation Mono" style:font-size-complex="20pt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font-size="20pt" officeooo:rsid="00d0084e" officeooo:paragraph-rsid="00d0084e" style:font-name-asian="NSimSun1" style:font-size-asian="20pt" style:font-name-complex="Liberation Mono" style:font-size-complex="20pt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font-size="20pt" officeooo:rsid="00d2ccf5" officeooo:paragraph-rsid="00d2ccf5" style:font-name-asian="NSimSun1" style:font-size-asian="20pt" style:font-name-complex="Liberation Mono" style:font-size-complex="20pt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20pt" officeooo:rsid="00d4f9a9" officeooo:paragraph-rsid="00d4f9a9" style:font-name-asian="NSimSun1" style:font-size-asian="20pt" style:font-name-complex="Liberation Mono" style:font-size-complex="20pt"/>
    </style:style>
    <style:style style:name="T1" style:family="text">
      <style:text-properties officeooo:rsid="003cd527"/>
    </style:style>
    <style:style style:name="T2" style:family="text">
      <style:text-properties officeooo:rsid="003c9ae9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fo:font-weight="normal" fo:background-color="#1e1e1e" loext:char-shading-value="0"/>
    </style:style>
    <style:style style:name="T5" style:family="text">
      <style:text-properties fo:color="#569cd6" loext:opacity="100%" officeooo:rsid="00d0d3c2"/>
    </style:style>
    <style:style style:name="T6" style:family="text">
      <style:text-properties fo:color="#d4d4d4" loext:opacity="100%" fo:font-weight="normal" fo:background-color="#1e1e1e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b5cea8" loext:opacity="100%"/>
    </style:style>
    <style:style style:name="T9" style:family="text">
      <style:text-properties officeooo:rsid="009a6288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officeooo:rsid="00bf1128"/>
    </style:style>
    <style:style style:name="T13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jeune Hugo <text:s text:c="3"/><text:tab/>Groupe TPD<text:tab/><text:tab/>11/10/2021</text:p>
      <text:p text:style-name="P5"><text:tab/><text:tab/><text:tab/><text:tab/><text:tab/> <text:s text:c="2"/>T<text:span text:style-name="T2">P</text:span><text:span text:style-name="T12">6</text:span></text:p>
      <text:p text:style-name="P4"/>
      <text:p text:style-name="P4">Travaux effectués</text:p>
      <table:table table:name="Tableau2" table:style-name="Tableau2">
        <table:table-column table:style-name="Tableau2.A" table:number-columns-repeated="3"/>
        <table:table-row table:style-name="TableLine1887848751344">
          <table:table-cell table:style-name="Tableau2.A1" office:value-type="string">
            <text:p text:style-name="P23"><text:span text:style-name="T3">ALTER</text:span> <text:span text:style-name="T3">TABLE</text:span> etudiants <text:span text:style-name="T3">ADD</text:span> COLUMN hobby <text:span text:style-name="T3">varchar</text:span>(<text:span text:style-name="T8">20</text:span>) <text:span text:style-name="T3">DEFAULT</text:span> (<text:span text:style-name="T7">'sport'</text:span>) <text:span text:style-name="T3">NOT</text:span> <text:span text:style-name="T3">NULL</text:span> <text:span text:style-name="T3">CHECK</text:span> (hobby <text:span text:style-name="T3">IN</text:span> (<text:span text:style-name="T7">'sport'</text:span>, <text:span text:style-name="T7">'lecture'</text:span>, <text:span text:style-name="T7">'cinema'</text:span>, <text:span text:style-name="T7">'peinture'</text:span>, <text:span text:style-name="T7">'sculpture'</text:span>);</text:p>
          </table:table-cell>
          <table:table-cell table:style-name="Tableau2.A1" office:value-type="string">
            <text:p text:style-name="P11"/>
          </table:table-cell>
          <table:table-cell table:style-name="Tableau2.C1" office:value-type="string">
            <text:p text:style-name="P13">a)</text:p>
          </table:table-cell>
        </table:table-row>
        <table:table-row table:style-name="TableLine1887848755424">
          <table:table-cell table:style-name="Tableau2.A2" office:value-type="string">
            <text:p text:style-name="P24"><text:span text:style-name="T3">ALTER</text:span> <text:span text:style-name="T3">TABLE</text:span> etudiants <text:span text:style-name="T3">ADD</text:span> COLUMN NewCol <text:span text:style-name="T3">integer</text:span>;</text:p>
            <text:p text:style-name="P24"/>
            <text:p text:style-name="P24"><text:span text:style-name="T3">ALTER</text:span> <text:span text:style-name="T3">TABLE</text:span> etudiants <text:span text:style-name="T3">DROP</text:span> COLUMN NewCol;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4">b)</text:p>
          </table:table-cell>
        </table:table-row>
        <table:table-row table:style-name="TableLine1887848752160">
          <table:table-cell table:style-name="Tableau2.A2" office:value-type="string">
            <text:p text:style-name="P23"><text:span text:style-name="T3">ALTER</text:span> <text:span text:style-name="T3">TABLE</text:span> etudiants <text:span text:style-name="T3">ALTER</text:span> COLUMN prenometu <text:span text:style-name="T3">SET</text:span> <text:span text:style-name="T3">NOT</text:span> <text:span text:style-name="T3">NULL</text:span>;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4">c)</text:p>
          </table:table-cell>
        </table:table-row>
        <table:table-row table:style-name="TableLine1887848753792">
          <table:table-cell table:style-name="Tableau2.A2" office:value-type="string">
            <text:p text:style-name="P23"><text:span text:style-name="T3">INSERT</text:span> <text:span text:style-name="T3">INTO</text:span> epreuves <text:span text:style-name="T3">VALUES</text:span> (<text:span text:style-name="T8">7</text:span>, <text:span text:style-name="T7">'interro écrite'</text:span>,<text:span text:style-name="T8">9</text:span>,<text:span text:style-name="T8">1</text:span>,<text:span text:style-name="T7">'21-oct-96'</text:span>,<text:span text:style-name="T8">1</text:span>);</text:p>
            <text:p text:style-name="P23"/>
            <text:p text:style-name="P23"><text:span text:style-name="T3">INSERT</text:span> <text:span text:style-name="T3">INTO</text:span> avoir_note <text:span text:style-name="T3">VALUES</text:span> (<text:span text:style-name="T8">1</text:span>,<text:span text:style-name="T8">7</text:span>,<text:span text:style-name="T8">10</text:span>), (<text:span text:style-name="T8">2</text:span>,<text:span text:style-name="T8">7</text:span>,<text:span text:style-name="T8">08</text:span>), (<text:span text:style-name="T8">3</text:span>,<text:span text:style-name="T8">7</text:span>,<text:span text:style-name="T8">05</text:span>), (<text:span text:style-name="T8">4</text:span>,<text:span text:style-name="T8">7</text:span>,<text:span text:style-name="T8">09</text:span>);</text:p>
            <text:p text:style-name="P23"/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5">d)</text:p>
          </table:table-cell>
        </table:table-row>
        <table:table-row table:style-name="TableLine1887848755968">
          <table:table-cell table:style-name="Tableau2.A2" office:value-type="string">
            <text:p text:style-name="P23"><text:span text:style-name="T3">UPDATE</text:span> avoir_note <text:span text:style-name="T3">SET</text:span> (numetu, numepr, note) = (<text:span text:style-name="T8">3</text:span>, <text:span text:style-name="T8">7</text:span>, <text:span text:style-name="T8">07</text:span>) <text:span text:style-name="T3">WHERE</text:span> numetu=<text:span text:style-name="T8">3</text:span> <text:span text:style-name="T3">AND</text:span> numepr=<text:span text:style-name="T8">7</text:span>;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6">e)</text:p>
          </table:table-cell>
        </table:table-row>
        <table:table-row table:style-name="TableLine1887848744816">
          <table:table-cell table:style-name="Tableau2.A2" office:value-type="string">
            <text:p text:style-name="P23"><text:span text:style-name="T3">UPDATE</text:span> avoir_note <text:span text:style-name="T3">SET</text:span> note=note+<text:span text:style-name="T8">1</text:span> <text:span text:style-name="T3">WHERE</text:span> numetu=<text:span text:style-name="T8">1</text:span> <text:span text:style-name="T3">AND</text:span> numepr=<text:span text:style-name="T8">7</text:span>;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7">f)</text:p>
          </table:table-cell>
        </table:table-row>
        <table:table-row table:style-name="TableLine1887848754880">
          <table:table-cell table:style-name="Tableau2.A2" office:value-type="string">
            <text:p text:style-name="P25"><text:span text:style-name="T3">DELETE</text:span> <text:span text:style-name="T3">FROM</text:span> avoir_note <text:span text:style-name="T3">WHERE</text:span> numepr=<text:span text:style-name="T8">7</text:span>;</text:p>
            <text:p text:style-name="P25"/>
            <text:p text:style-name="P25"><text:span text:style-name="T3">DELETE</text:span> <text:span text:style-name="T3">FROM</text:span> epreuves <text:span text:style-name="T3">WHERE</text:span> numepr=<text:span text:style-name="T8">7</text:span>;</text:p>
            <text:p text:style-name="P23"/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8">g)</text:p>
          </table:table-cell>
        </table:table-row>
        <table:table-row table:style-name="TableLine1887848743456">
          <table:table-cell table:style-name="Tableau2.A2" office:value-type="string">
            <text:p text:style-name="P26"><text:span text:style-name="T3">ADD</text:span> <text:span text:style-name="T3">CONSTRAINT</text:span> nom_clé_étrangére <text:span text:style-name="T3">FOREIGN KEY</text:span> (nom_de_la_colonne) <text:span text:style-name="T3">REFERENCES</text:span> nom_col (nom_col) <text:span text:style-name="T3">ON DELETE CASCADE</text:span>;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19">h)</text:p>
          </table:table-cell>
        </table:table-row>
        <table:table-row table:style-name="TableLine1887848752432">
          <table:table-cell table:style-name="Tableau2.A2" office:value-type="string">
            <text:p text:style-name="P23"><text:span text:style-name="T3"/></text:p>
            <text:p text:style-name="P23"><text:span text:style-name="T3"/></text:p>
            <text:p text:style-name="P23"><text:span text:style-name="T3"/></text:p>
            <text:p text:style-name="P23"><text:soft-page-break/><text:span text:style-name="T3">UPDATE</text:span> avoir_note <text:span text:style-name="T3">SET</text:span> note=note-<text:span text:style-name="T8">3</text:span> <text:span text:style-name="T3">WHERE</text:span> numetu <text:span text:style-name="T5">IN</text:span> (<text:span text:style-name="T3">SELECT</text:span> numetu <text:span text:style-name="T3">FROM</text:span> etudiants <text:span text:style-name="T3">WHERE</text:span> nometu <text:span text:style-name="T3">LIKE</text:span> <text:span text:style-name="T7">'marke'</text:span>) <text:span text:style-name="T3">AND</text:span> numepr <text:span text:style-name="T3">IN</text:span> (<text:span text:style-name="T3">SELECT</text:span> numepr <text:span text:style-name="T3">FROM</text:span> epreuves Ep <text:span text:style-name="T3">INNER JOIN</text:span> matieres Ma <text:span text:style-name="T3">ON</text:span> Ma.nummat = Ep.matepr <text:span text:style-name="T3">WHERE</text:span> nommat <text:span text:style-name="T3">LIKE</text:span> <text:span text:style-name="T7">'BD'</text:span>);</text:p>
            <text:p text:style-name="P23"/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20"/>
            <text:p text:style-name="P20"/>
            <text:p text:style-name="P20"><text:soft-page-break/>i)</text:p>
          </table:table-cell>
        </table:table-row>
        <table:table-row table:style-name="TableLine1887848747264">
          <table:table-cell table:style-name="Tableau2.A2" office:value-type="string">
            <text:p text:style-name="P23"><text:span text:style-name="T3">INSERT</text:span> <text:span text:style-name="T3">INTO</text:span> avoir_note <text:span text:style-name="T3">VALUES</text:span> ((<text:span text:style-name="T3">SELECT</text:span> numetu <text:span text:style-name="T3">FROM</text:span> etudiants <text:span text:style-name="T3">WHERE</text:span> nometu <text:span text:style-name="T3">LIKE</text:span> <text:span text:style-name="T7">'dewa'</text:span>),<text:span text:style-name="T8">4</text:span>,(<text:span text:style-name="T3">SELECT</text:span> <text:span text:style-name="T13">avg</text:span>(note) <text:span text:style-name="T3">FROM</text:span> avoir_note <text:span text:style-name="T3">WHERE</text:span> numepr=<text:span text:style-name="T8">4</text:span>)*<text:span text:style-name="T8">0</text:span>.<text:span text:style-name="T8">9</text:span>);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30">j)</text:p>
          </table:table-cell>
        </table:table-row>
        <table:table-row table:style-name="TableLine1887848747264">
          <table:table-cell table:style-name="Tableau2.A2" office:value-type="string">
            <text:p text:style-name="P23"><text:span text:style-name="T3">INSERT</text:span> <text:span text:style-name="T3">INTO</text:span> etudiants (numetu,nometu,prenometu,hobby,annetu) <text:span text:style-name="T3">VALUES</text:span> (<text:span text:style-name="T8">25</text:span>, <text:span text:style-name="T7">'dartez'</text:span>, <text:span text:style-name="T7">'remi'</text:span>, <text:span text:style-name="T7">'sculpture'</text:span>, <text:span text:style-name="T8">2</text:span>);</text:p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32">k)</text:p>
          </table:table-cell>
        </table:table-row>
      </table:table>
      <text:p text:style-name="P3"/>
      <text:p text:style-name="P2"/>
      <text:p text:style-name="P2">A retenir</text:p>
      <table:table table:name="Tableau1" table:style-name="Tableau1">
        <table:table-column table:style-name="Tableau1.A"/>
        <table:table-column table:style-name="Tableau1.B"/>
        <table:table-row table:style-name="TableLine1887848756512">
          <table:table-cell table:style-name="Tableau1.A1" office:value-type="string">
            <text:p text:style-name="P27"><text:span text:style-name="T4">ADD</text:span><text:span text:style-name="T6"> </text:span><text:span text:style-name="T4">CONSTRAINT</text:span><text:span text:style-name="T6"> nom_clé_étrangére </text:span><text:span text:style-name="T4">FOREIGN KEY</text:span><text:span text:style-name="T6"> (nom_de_la_colonne) </text:span><text:span text:style-name="T4">REFERENCES</text:span><text:span text:style-name="T6"> nom_col (nom_col) </text:span><text:span text:style-name="T4">ON DELETE CASCADE</text:span><text:span text:style-name="T6">;</text:span></text:p>
          </table:table-cell>
          <table:table-cell table:style-name="Tableau1.B1" office:value-type="string">
            <text:p text:style-name="P8">Met un contrainte qui efface tout ce qui est en rapport.</text:p>
          </table:table-cell>
        </table:table-row>
        <table:table-row table:style-name="TableLine1887848760320">
          <table:table-cell table:style-name="Tableau1.A2" office:value-type="string">
            <text:p text:style-name="P7">set datestyle <text:span text:style-name="T9">to european</text:span></text:p>
          </table:table-cell>
          <table:table-cell table:style-name="Tableau1.B2" office:value-type="string">
            <text:p text:style-name="P7">Change le datestyle</text:p>
          </table:table-cell>
        </table:table-row>
        <table:table-row table:style-name="TableLine1887848757056">
          <table:table-cell table:style-name="Tableau1.A2" office:value-type="string">
            <text:p text:style-name="P21"><text:span text:style-name="T10">sudo service postgresql </text:span><text:span text:style-name="T11">start</text:span></text:p>
          </table:table-cell>
          <table:table-cell table:style-name="Tableau1.B2" office:value-type="string">
            <text:p text:style-name="P9">Sert a lancer le service de postgreSQL sur linux</text:p>
          </table:table-cell>
        </table:table-row>
        <table:table-row table:style-name="TableLine1887848744000">
          <table:table-cell table:style-name="Tableau1.A4" office:value-type="string">
            <text:p text:style-name="P22">psql -h localhost -U nouveaunom -d nomdelabase -W </text:p>
          </table:table-cell>
          <table:table-cell table:style-name="Tableau1.B4" office:value-type="string">
            <text:p text:style-name="P10">Sert a se connecter sur son « compte » sur une base de donné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3cd5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</text:page-count> <text:tab/> <text:tab/><text:span text:style-name="MT1">R1.05 </text:span>INTRODUCTION BDD et SQL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12-02T09:32:13.486000000</dc:date>
    <meta:editing-duration>PT10H13M29S</meta:editing-duration>
    <meta:editing-cycles>175</meta:editing-cycles>
    <meta:document-statistic meta:table-count="2" meta:image-count="0" meta:object-count="0" meta:page-count="2" meta:paragraph-count="38" meta:word-count="254" meta:character-count="1779" meta:non-whitespace-character-count="1545"/>
  </office:meta>
</office:document-meta>
</file>